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, Verdana, Arial, Helvetica, sans-serif"/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  <style:style style:name="T2" style:family="text">
      <style:text-properties fo:color="#0066cc" style:text-line-through-style="none" style:font-name="Lucida Grand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tas para añadir en el doc del Master.</text:p>
      <text:p text:style-name="Preformatted_20_Text"/>
      <text:p text:style-name="Preformatted_20_Text">sudo apt-get install rapidsvn </text:p>
      <text:p text:style-name="P1"/>
      <text:p text:style-name="P2">sudo apt-get install <text:span text:style-name="T1">sun-java6-jdk <text:s/></text:span></text:p>
      <text:p text:style-name="P2"><text:span text:style-name="T1">sudo apt-get install </text:span>sun-java6-jre </text:p>
      <text:p text:style-name="P2">sudo apt-get install sun-java6-plugin </text:p>
      <text:p text:style-name="P2">sudo apt-get install sun-java6-fonts</text:p>
      <text:p text:style-name="P2"/>
      <text:p text:style-name="P2">sudo apt-get install adobe-flashplugin</text:p>
      <text:p text:style-name="P2"/>
      <text:p text:style-name="P2"><text:a xlink:type="simple" xlink:href="http://subclipse.tigris.org/">http://subclipse.tigris.org/</text:a></text:p>
      <text:p text:style-name="P2"/>
      <text:p text:style-name="P2"><text:a xlink:type="simple" xlink:href="http://subclipse.tigris.org/update_1.6.x"><text:span text:style-name="T2">http://subclipse.tigris.org/update_1.6.x</text:span></text:a></text:p>
      <text:p text:style-name="P2"><text:span text:style-name="T2"/></text:p>
      <text:p text:style-name="P2"><text:a xlink:type="simple" xlink:href="http://www.veoh.com/browse/videos/category/educational/watch/v6319020ExkaHtJA"><text:span text:style-name="T2">http://www.veoh.com/browse/videos/category/educational/watch/v6319020ExkaHtJA</text:span></text:a></text:p>
      <text:p text:style-name="P2"><text:a xlink:type="simple" xlink:href="http://www.vogella.de/articles/Eclipse/article.html#updatemanager"><text:span text:style-name="T2">http://www.vogella.de/articles/Eclipse/article.html#updatemanager</text:span></text:a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Verdana, Arial, Helvetica, sans-serif"/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0T01:16:45</dc:date>
    <meta:generator>OpenOffice.org/3.2$Linux OpenOffice.org_project/320m12$Build-9483</meta:generator>
    <meta:editing-duration>PT00H57M01S</meta:editing-duration>
    <meta:editing-cycles>4</meta:editing-cycles>
    <meta:document-statistic meta:table-count="0" meta:image-count="0" meta:object-count="0" meta:page-count="1" meta:paragraph-count="11" meta:word-count="36" meta:character-count="462"/>
  </office:meta>
</office:document-meta>
</file>